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661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draw:textarea-vertical-align="top" fo:min-height="11.929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text-properties fo:color="#ffff00" style:font-name="Liberation Sans1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color="#ffff99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00" style:font-name="Liberation Sans1"/>
    </style:style>
    <style:style style:name="T2" style:family="text">
      <style:text-properties fo:color="#ffff00" fo:font-size="32pt"/>
    </style:style>
    <style:style style:name="T3" style:family="text">
      <style:text-properties fo:font-size="32pt"/>
    </style:style>
    <style:style style:name="T4" style:family="text">
      <style:text-properties fo:color="#ffff99"/>
    </style:style>
    <style:style style:name="T5" style:family="text">
      <style:text-properties fo:color="#99ff66"/>
    </style:style>
    <style:style style:name="T6" style:family="text">
      <style:text-properties fo:color="#ff3333" fo:font-size="20pt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3333ff"/>
    </style:style>
    <style:style style:name="T9" style:family="text">
      <style:text-properties fo:color="#ffffff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Git</text:span></text:p>
          </draw:text-box>
        </draw:frame>
        <draw:frame presentation:style-name="pr2" draw:text-style-name="P4" draw:layer="layout" svg:width="25.199cm" svg:height="12.661cm" svg:x="1.4cm" svg:y="4.673cm">
          <draw:text-box>
            <text:p text:style-name="P2"><text:span text:style-name="T2">Estados:</text:span></text:p>
            <text:p text:style-name="P3"><text:span text:style-name="T2"/></text:p>
            <text:p text:style-name="P3"><text:span text:style-name="T2">Working directory:</text:span><text:span text:style-name="T3"> Edición y trabajo de </text:span><text:span text:style-name="T3">proyectos.</text:span></text:p>
            <text:p text:style-name="P3"><text:span text:style-name="T3"/></text:p>
            <text:p text:style-name="P3"><text:span text:style-name="T2">Staging area:</text:span><text:span text:style-name="T3"> Selección de archivos listos para </text:span><text:span text:style-name="T3">pasar al tercer estado.</text:span></text:p>
            <text:p text:style-name="P3"><text:span text:style-name="T3"/></text:p>
            <text:p text:style-name="P3"><text:span text:style-name="T2">Repository:</text:span><text:span text:style-name="T3"> Registro de todo nuestro proyecto.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Primeros pasos (repositorio local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Instalar GIT</text:span></text:p>
              </text:list-item>
              <text:list-item>
                <text:p><text:span text:style-name="T4">Configurar propiedades básicas</text:span></text:p>
                <text:list>
                  <text:list-item>
                    <text:p>git config --global user.name “nombre”</text:p>
                  </text:list-item>
                  <text:list-item>
                    <text:p>git config --global user.email “<text:span text:style-name="T5"><text:a xlink:href="mailto:mail@mail.com" xlink:type="simple">mail@mail.com</text:a></text:span>”</text:p>
                  </text:list-item>
                  <text:list-item>
                    <text:p>git config --global color.ui true <text:span text:style-name="T6">(opcional pero recomendable)</text:span></text:p>
                  </text:list-item>
                  <text:list-item>
                    <text:p><text:span text:style-name="T7">git config --global --li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Proyecto</text:span>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4">Iniciar el repositorio local</text:span></text:p>
                <text:list>
                  <text:list-item>
                    <text:p><text:span text:style-name="T4">git init:</text:span> inicio de nuestro proyecto, Git comienza a monitorear todos nuestros cambios</text:p>
                  </text:list-item>
                  <text:list-item>
                    <text:p><text:span text:style-name="T4">git status:</text:span><text:span text:style-name="T8"> </text:span>estado de nuestro proyecto</text:p>
                  </text:list-item>
                  <text:list-item>
                    <text:p><text:span text:style-name="T4">git add &lt;archivo&gt;: </text:span><text:span text:style-name="T9">indicamos</text:span> que archivos están listos para el siguiente paso. Con el parametro -a agregamos todos los archivos</text:p>
                  </text:list-item>
                  <text:list-item>
                    <text:p><text:span text:style-name="T4">git commit -m “texto”:</text:span> guardamos los cambios con un mensaje para identificarlo.</text:p>
                  </text:list-item>
                  <text:list-item>
                    <text:p><text:span text:style-name="T4">git log:</text:span> lista de commits con su respectiva información.</text:p>
                  </text:list-item>
                  <text:list-item>
                    <text:p><text:span text:style-name="T4">Git checkout &lt;branch o commit&gt;:</text:span> viajamos a <text:span text:style-name="T10">través</text:span> de nuestros commits o nuestras ramas (branch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18.6cm" svg:x="1.3cm" svg:y="1.4cm" presentation:class="outline" presentation:user-transformed="true">
          <draw:text-box>
            <text:list text:style-name="L2">
              <text:list-item>
                <text:p><text:span text:style-name="T4">git checkout &lt;branch o commit&gt;:</text:span> cambiamos de commits o branch</text:p>
              </text:list-item>
              <text:list-item>
                <text:p><text:span text:style-name="T4">git reset:</text:span> similar a checkout a diferencia que este elimina los commits.</text:p>
                <text:list>
                  <text:list-item>
                    <text:p><text:span text:style-name="T4">git reset --soft &lt;nro de commit&gt;:</text:span> simple y no toca nuestro “working area”</text:p>
                  </text:list-item>
                  <text:list-item>
                    <text:p><text:span text:style-name="T4">git reset --mixed &lt;nro de commit&gt;</text:span><text:span text:style-name="T8">:</text:span> borra el “stagin area”, sin tocar el “woking area”. No recomendable</text:p>
                  </text:list-item>
                  <text:list-item>
                    <text:p><text:span text:style-name="T4">git reset --hard &lt;nro de commit&gt;:</text:span> borra absolutamente todo lo que hay en el commit</text:p>
                  </text:list-item>
                </text:list>
              </text:list-item>
              <text:list-item>
                <text:p><text:span text:style-name="T4">git help:</text:span> nos ayuda a saber como funciona git o alguno de sus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Branches</text:span>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4">Conceptos básicos</text:span></text:p>
              </text:list-header>
              <text:list-item>
                <text:p><text:span text:style-name="T4">HEAD:</text:span> commit donde nos encontramos</text:p>
              </text:list-item>
              <text:list-item>
                <text:p><text:span text:style-name="T4">Branch:</text:span> linea de tiempo en nuestro proyecto, nos sirve para arreglar errores, experimentar, etc.</text:p>
                <text:list>
                  <text:list-item>
                    <text:p><text:span text:style-name="T4">Master:</text:span> se crea por defecto cuando hacemos “git init”. Es la rama principal y estable de nuestro proyecto.</text:p>
                  </text:list-item>
                </text:list>
              </text:list-item>
              <text:list-item>
                <text:p><text:span text:style-name="T4">git branch &lt;nombre del branch&gt;:</text:span> crea un nuevo branch desde la rama que estemos parado.</text:p>
                <text:list>
                  <text:list-item>
                    <text:p><text:span text:style-name="T4">git branch:</text:span> lista los branches creados.</text:p>
                  </text:list-item>
                </text:list>
              </text:list-item>
              <text:list-item>
                <text:p><text:span text:style-name="T4">git branch -d &lt;nombre del bran&gt;:</text:span> <text:span text:style-name="T11">borra</text:span> la rama pasada como paramet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Merg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ara realizar un Merge, en primera instancia debemos pararnos sobre el branch destino.</text:p>
                <text:list>
                  <text:list-item>
                    <text:p>git checkout targetBranch</text:p>
                  </text:list-item>
                  <text:list-item>
                    <text:p>git merge originBranch</text:p>
                  </text:list-item>
                </text:list>
              </text:list-header>
              <text:list-item>
                <text:p><text:span text:style-name="T4">Existen dos tipos de merge</text:span></text:p>
                <text:list>
                  <text:list-item>
                    <text:p><text:span text:style-name="T4">Fast-Forward:</text:span> pasa normalmente cuando se trabaja con archivos diferentes o lineas de código distintas</text:p>
                  </text:list-item>
                  <text:list-item>
                    <text:p><text:span text:style-name="T4">Manual-merge:</text:span> pasa normalmente cuando se trabaja en los mismos archivos o lineas de códi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Gitlab (repositorio remoto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itlab es una plataforma donde nosotros podemos guardar nuestros proyectos, usando git para su gestión</text:p>
              </text:list-header>
              <text:list-item>
                <text:p><text:span text:style-name="T4">git clone &lt;url&gt;:</text:span> nos sirve para clonar un proyecto a nuestro entorno local.</text:p>
              </text:list-item>
              <text:list-item>
                <text:p><text:span text:style-name="T4">git remote add origin &lt;url&gt;:</text:span> vincula nuestro proyecto local, con nuestro proyecto remoto.</text:p>
              </text:list-item>
              <text:list-item>
                <text:p><text:span text:style-name="T4">git remote -v:</text:span> desvincula nuestro proyecto local con el remoto</text:p>
              </text:list-item>
              <text:list-item>
                <text:p><text:span text:style-name="T4">git push origin master:</text:span> envia nuestros cambios (commits) de la rama master a gitl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17.8cm" svg:x="1.4cm" svg:y="2cm" presentation:class="outline" presentation:user-transformed="true">
          <draw:text-box>
            <text:list text:style-name="L2">
              <text:list-item>
                <text:p>Cuando nosotros conectamos el repositorio local con el repositorio remoto, hay una rama oculta y prácticamente es un espejo entre estos dos (idéntico a master).</text:p>
              </text:list-item>
              <text:list-item>
                <text:p><text:span text:style-name="T4">Ramas ocultas:</text:span></text:p>
                <text:list>
                  <text:list-item>
                    <text:p>git branch -a</text:p>
                  </text:list-item>
                  <text:list-item>
                    <text:p>origin/master</text:p>
                  </text:list-item>
                </text:list>
              </text:list-item>
              <text:list-item>
                <text:p><text:span text:style-name="T4">Para sincronizar nuestro proyecto local con el remoto:</text:span></text:p>
                <text:list>
                  <text:list-item>
                    <text:p><text:span text:style-name="T4">git fetch origin</text:span> (traemos el commit al branch "origin/master")</text:p>
                  </text:list-item>
                  <text:list-item>
                    <text:p><text:span text:style-name="T4">git merge origin/master</text:span> (traemos lo que está en el branch origin/master a nuestro master local)</text:p>
                  </text:list-item>
                  <text:list-item>
                    <text:p>Si no sincronizamos nuestro proyecto con github, no vamos a poder hacer ningún pus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2c001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c001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4:52:36.434456876</meta:creation-date>
    <dc:date>2018-03-12T18:34:11.721080073</dc:date>
    <meta:editing-duration>PT28M55S</meta:editing-duration>
    <meta:editing-cycles>10</meta:editing-cycles>
    <meta:generator>LibreOffice/5.1.6.2$Linux_X86_64 LibreOffice_project/10m0$Build-2</meta:generator>
    <meta:document-statistic meta:object-count="51"/>
  </office:meta>
</office:document-meta>
</file>